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4A000000EC4BFFADE3.jpg" manifest:media-type="image/jpeg"/>
  <manifest:file-entry manifest:full-path="Pictures/200000080000144F0000089683C4D96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1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2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draw:frame presentation:style-name="pr1" draw:layer="layout" svg:width="18.45cm" svg:height="5.159cm" svg:x="1cm" svg:y="1.241cm" presentation:class="title" presentation:user-transformed="true">
          <draw:text-box>
            <text:p>„Spill and Fill“ Implementierung im AMIDAR Framestack </text:p>
          </draw:text-box>
        </draw:frame>
        <draw:frame draw:style-name="gr1" draw:text-style-name="P4" draw:layer="layout" svg:width="17.299cm" svg:height="10.328cm" svg:x="7.4cm" svg:y="7.399cm">
          <draw:text-box>
            <text:list text:style-name="L2">
              <text:list-header>
                <text:p text:style-name="P1"><text:span text:style-name="T1">Projektseminar</text:span><text:span text:style-name="T1"><text:tab/></text:span></text:p>
                <text:p text:style-name="P1"><text:span text:style-name="T2"/></text:p>
                <text:p text:style-name="P1"><text:span text:style-name="T1">Robert Wiesner</text:span></text:p>
                <text:p text:style-name="P1"><text:span text:style-name="T3"/></text:p>
                <text:p text:style-name="P2"><text:span text:style-name="T4">Supervisor: </text:span><text:span text:style-name="T4"><text:tab/></text:span><text:span text:style-name="T4">Name</text:span></text:p>
                <text:p text:style-name="P3"><text:span text:style-name="T5"/></text:p>
                <text:p text:style-name="P2"><text:span text:style-name="T4">Date:</text:span><text:span text:style-name="T4"><text:tab/></text:span><text:span text:style-name="T4"><text:tab/></text:span><text:span text:style-name="T4">11.12.2016</text:span></text:p>
                <text:p text:style-name="P3"><text:span text:style-name="T4"/></text:p>
                <text:p text:style-name="P3"><text:span text:style-name="T5"/></text:p>
                <text:p text:style-name="P3"><text:span text:style-name="T4">TU Darmstadt</text:span></text:p>
                <text:p text:style-name="P3"><text:span text:style-name="T4">Fachgebiet Rechnersysteme</text:span></text:p>
                <text:p text:style-name="P3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draw:frame presentation:style-name="pr3" draw:layer="layout" svg:width="18.45cm" svg:height="2.545cm" svg:x="0.7cm" svg:y="1.017cm" presentation:class="title" presentation:user-transformed="true">
          <draw:text-box>
            <text:p>Overview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Motivation</text:p>
              </text:list-item>
              <text:list-item>
                <text:p>Grundlagen</text:p>
              </text:list-item>
              <text:list-item>
                <text:p>Spill and Fill</text:p>
              </text:list-item>
              <text:list-item>
                <text:p>Multithreading</text:p>
              </text:list-item>
              <text:list-item>
                <text:p/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6-12-15">15.12.16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83C4D963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4BFFADE3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0.553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83C4D963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6-12-15">15.12.16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4BFFADE3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26M59S</meta:editing-duration>
    <meta:editing-cycles>10</meta:editing-cycles>
    <meta:generator>LibreOffice/4.4.7.2$Windows_x86 LibreOffice_project/f3153a8b245191196a4b6b9abd1d0da16eead600</meta:generator>
    <dc:date>2016-12-15T12:34:03.241000000</dc:date>
    <meta:document-statistic meta:object-count="49"/>
  </office:meta>
</office:document-meta>
</file>